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04:28.887000000</meta:creation-date>
    <dc:date>2018-09-12T14:16:14.369000000</dc:date>
    <meta:editing-duration>PT1M3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0.3$Windows_X86_64 LibreOffice_project/efb621ed25068d70781dc026f7e9c5187a4decd1</meta:generator>
  </office:meta>
</office:document-meta>
</file>